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9.426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468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4.919cm"/>
    </style:style>
    <style:style style:name="co8" style:family="table-column">
      <style:table-column-properties fo:break-before="auto" style:column-width="6.137cm"/>
    </style:style>
    <style:style style:name="co9" style:family="table-column">
      <style:table-column-properties fo:break-before="auto" style:column-width="6.163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4.00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In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2">
          <table:table-cell table:number-columns-repeated="3"/>
        </table:table-row>
        <table:table-row table:style-name="ro2">
          <table:table-cell table:style-name="ce1" office:value-type="string">
            <text:p>Information</text:p>
          </table:table-cell>
          <table:table-cell table:number-columns-repeated="2"/>
        </table:table-row>
        <table:table-row table:style-name="ro2">
          <table:table-cell office:value-type="string">
            <text:p>Clients were executed</text:p>
          </table:table-cell>
          <table:table-cell office:value-type="string">
            <text:p>Intel® Core™ i7-2670QM CPU @ 2.20GHz × 8</text:p>
          </table:table-cell>
          <table:table-cell/>
        </table:table-row>
        <table:table-row table:style-name="ro2">
          <table:table-cell office:value-type="string">
            <text:p>Server was execute</text:p>
          </table:table-cell>
          <table:table-cell office:value-type="string">
            <text:p>Intel® Core™ 2 Duo CPU T6600 @ 2.20GHz × 2</text:p>
          </table:table-cell>
          <table:table-cell/>
        </table:table-row>
        <table:table-row table:style-name="ro2">
          <table:table-cell office:value-type="string">
            <text:p>Network</text:p>
          </table:table-cell>
          <table:table-cell office:value-type="string">
            <text:p>1000Mb/s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ne Client" table:style-name="ta1">
        <table:shapes>
          <draw:frame draw:z-index="0" draw:style-name="gr1" svg:width="16.015cm" svg:height="9.006cm" svg:x="0.167cm" svg:y="4.09cm">
            <draw:object draw:notify-on-update-of-ranges="'One Client'.A3:'One Client'.A8 'One Client'.B2:'One Client'.B2 'One Client'.B3:'One Client'.B8 'One Client'.C2:'One Client'.C2 'One Client'.C3:'One Client'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UDP Performance Test</text:p>
          </table:table-cell>
          <table:table-cell table:number-columns-repeated="3"/>
        </table:table-row>
        <table:table-row table:style-name="ro2">
          <table:table-cell table:style-name="ce1" office:value-type="string">
            <text:p>Data size</text:p>
          </table:table-cell>
          <table:table-cell table:style-name="ce1" office:value-type="string">
            <text:p>RPCDDS</text:p>
          </table:table-cell>
          <table:table-cell table:style-name="ce1" office:value-type="string">
            <text:p>Thrif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27708">
            <text:p>4,27708</text:p>
          </table:table-cell>
          <table:table-cell office:value-type="float" office:value="3.75555">
            <text:p>3,7555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.34842">
            <text:p>4,34842</text:p>
          </table:table-cell>
          <table:table-cell office:value-type="float" office:value="4.15155">
            <text:p>4,1515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.67038">
            <text:p>4,67038</text:p>
          </table:table-cell>
          <table:table-cell office:value-type="float" office:value="4.26401">
            <text:p>4,2640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.29153">
            <text:p>5,29153</text:p>
          </table:table-cell>
          <table:table-cell office:value-type="float" office:value="5.76978">
            <text:p>5,76978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.34991">
            <text:p>6,34991</text:p>
          </table:table-cell>
          <table:table-cell office:value-type="float" office:value="6.79205">
            <text:p>6,79205</text:p>
          </table:table-cell>
          <table:table-cell office:value-type="string">
            <text:p>Empieza la fragmentación a nivel IP.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.0451">
            <text:p>7,0451</text:p>
          </table:table-cell>
          <table:table-cell office:value-type="float" office:value="7.50881">
            <text:p>7,50881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1" table:number-columns-repeated="3"/>
          <table:table-cell/>
        </table:table-row>
        <table:table-row table:style-name="ro1" table:number-rows-repeated="6">
          <table:table-cell table:number-columns-repeated="4"/>
        </table:table-row>
        <table:table-row table:style-name="ro3" table:number-rows-repeated="11">
          <table:table-cell table:number-columns-repeated="4"/>
        </table:table-row>
        <table:table-row table:style-name="ro2">
          <table:table-cell table:style-name="ce1" office:value-type="string">
            <text:p>Shared Memory Performance Test</text:p>
          </table:table-cell>
          <table:table-cell table:number-columns-repeated="3"/>
        </table:table-row>
        <table:table-row table:style-name="ro2">
          <table:table-cell table:style-name="ce1" office:value-type="string">
            <text:p>Data size</text:p>
          </table:table-cell>
          <table:table-cell table:style-name="ce1" office:value-type="string">
            <text:p>RPCDDS</text:p>
          </table:table-cell>
          <table:table-cell table:style-name="ce1" office:value-type="string">
            <text:p>Thrif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table:number-columns-repeated="3"/>
        </table:table-row>
      </table:table>
      <table:table table:name="Four Clients" table:style-name="ta1">
        <table:shapes>
          <draw:frame draw:z-index="0" draw:style-name="gr1" svg:width="15.999cm" svg:height="8.999cm" svg:x="0.616cm" svg:y="4.104cm">
            <draw:object draw:notify-on-update-of-ranges="'Four Clients'.A2:'Four Clients'.A2 'Four Clients'.A3:'Four Clients'.A8 'Four Clients'.B2:'Four Clients'.B2 'Four Clients'.B3:'Four Clients'.B8 'Four Clients'.C2:'Four Clients'.C2 'Four Clients'.C3:'Four Clients'.C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ce1" office:value-type="string">
            <text:p>UDP Performance Test</text:p>
          </table:table-cell>
          <table:table-cell table:number-columns-repeated="2"/>
        </table:table-row>
        <table:table-row table:style-name="ro2">
          <table:table-cell table:style-name="ce1" office:value-type="string">
            <text:p>Data size</text:p>
          </table:table-cell>
          <table:table-cell table:style-name="ce1" office:value-type="string">
            <text:p>RPCDDS</text:p>
          </table:table-cell>
          <table:table-cell table:style-name="ce1" office:value-type="string">
            <text:p>Thrif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78403">
            <text:p>5,78403</text:p>
          </table:table-cell>
          <table:table-cell office:value-type="float" office:value="3.99921">
            <text:p>3,9992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.93076">
            <text:p>5,93076</text:p>
          </table:table-cell>
          <table:table-cell office:value-type="float" office:value="4.71706">
            <text:p>4,7170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.46829">
            <text:p>6,46829</text:p>
          </table:table-cell>
          <table:table-cell office:value-type="float" office:value="5.34181">
            <text:p>5,3418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.11493">
            <text:p>7,11493</text:p>
          </table:table-cell>
          <table:table-cell office:value-type="float" office:value="5.52813">
            <text:p>5,528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.10632">
            <text:p>8,10632</text:p>
          </table:table-cell>
          <table:table-cell office:value-type="float" office:value="6.2469">
            <text:p>6,246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.14981">
            <text:p>8,14981</text:p>
          </table:table-cell>
          <table:table-cell office:value-type="float" office:value="7.01826">
            <text:p>7,01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00/00/0000</text:date>, <text:time style:data-style-name="N2" text:time-value="0000-00-00T08:28: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0:11:59</meta:creation-date>
    <dc:date>2012-12-12T09:25:52</dc:date>
    <meta:editing-duration>PT36M56S</meta:editing-duration>
    <meta:editing-cycles>4</meta:editing-cycles>
    <meta:generator>LibreOffice/3.6$Linux_X86_64 LibreOffice_project/360m1$Build-3</meta:generator>
    <meta:document-statistic meta:table-count="3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7cm" xlink:href=".." xlink:type="simple" chart:class="chart:line" chart:style-name="ch1">
        <chart:title svg:x="5.689cm" svg:y="0.316cm" chart:style-name="ch2">
          <text:p>UDP Performance Test</text:p>
        </chart:title>
        <chart:subtitle svg:x="7.025cm" svg:y="1.275cm" chart:style-name="ch3">
          <text:p>One Client</text:p>
        </chart:subtitle>
        <chart:legend chart:legend-position="end" svg:x="13.243cm" svg:y="3.955cm" style:legend-expansion="high" chart:style-name="ch4"/>
        <chart:plot-area chart:style-name="ch5" table:cell-range-address="'One Client'.A2:'One Client'.C8" chart:data-source-has-labels="both" svg:x="1.331cm" svg:y="2.318cm" svg:width="11.272cm" svg:height="5.528cm">
          <chartooo:coordinate-region svg:x="1.767cm" svg:y="2.517cm" svg:width="10.556cm" svg:height="4.682cm"/>
          <chart:axis chart:dimension="x" chart:name="primary-x" chart:style-name="ch6" chartooo:axis-type="auto">
            <chartooo:date-scale/>
            <chart:title svg:x="6.235cm" svg:y="8.026cm" chart:style-name="ch7">
              <text:p>Data size</text:p>
            </chart:title>
            <chart:categories table:cell-range-address="'One Client'.A3:'One Client'.A8"/>
          </chart:axis>
          <chart:axis chart:dimension="y" chart:name="primary-y" chart:style-name="ch6">
            <chart:title svg:x="0.451cm" svg:y="6.356cm" chart:style-name="ch8">
              <text:p>Time in seconds</text:p>
            </chart:title>
            <chart:grid chart:style-name="ch9" chart:class="major"/>
          </chart:axis>
          <chart:series chart:style-name="ch10" chart:values-cell-range-address="'One Client'.B3:'One Client'.B8" chart:label-cell-address="'One Client'.B2:'One Client'.B2" chart:class="chart:line">
            <chart:data-point chart:repeated="6"/>
          </chart:series>
          <chart:series chart:style-name="ch11" chart:values-cell-range-address="'One Client'.C3:'One Client'.C8" chart:label-cell-address="'One Client'.C2:'One Client'.C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CDDS</text:p>
                <draw:g>
                  <svg:desc>'One Client'.B2:'One Client'.B2</svg:desc>
                </draw:g>
              </table:table-cell>
              <table:table-cell office:value-type="string">
                <text:p>Thrift</text:p>
                <draw:g>
                  <svg:desc>'One Client'.C2:'One Client'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One Client'.A3:'One Client'.A8</svg:desc>
                </draw:g>
              </table:table-cell>
              <table:table-cell office:value-type="float" office:value="4.27708">
                <text:p>4.27708</text:p>
                <draw:g>
                  <svg:desc>'One Client'.B3:'One Client'.B8</svg:desc>
                </draw:g>
              </table:table-cell>
              <table:table-cell office:value-type="float" office:value="3.75555">
                <text:p>3.75555</text:p>
                <draw:g>
                  <svg:desc>'One Client'.C3:'One Client'.C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34842">
                <text:p>4.34842</text:p>
              </table:table-cell>
              <table:table-cell office:value-type="float" office:value="4.15155">
                <text:p>4.151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67038">
                <text:p>4.67038</text:p>
              </table:table-cell>
              <table:table-cell office:value-type="float" office:value="4.26401">
                <text:p>4.264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.29153">
                <text:p>5.29153</text:p>
              </table:table-cell>
              <table:table-cell office:value-type="float" office:value="5.76978">
                <text:p>5.7697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.34991">
                <text:p>6.34991</text:p>
              </table:table-cell>
              <table:table-cell office:value-type="float" office:value="6.79205">
                <text:p>6.792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0451">
                <text:p>7.0451</text:p>
              </table:table-cell>
              <table:table-cell office:value-type="float" office:value="7.50881">
                <text:p>7.50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UDP Performance Test</text:p>
        </chart:title>
        <chart:subtitle svg:x="6.885cm" svg:y="1.275cm" chart:style-name="ch3">
          <text:p>Four Clients</text:p>
        </chart:subtitle>
        <chart:legend chart:legend-position="end" svg:x="13.227cm" svg:y="3.952cm" style:legend-expansion="high" chart:style-name="ch4"/>
        <chart:plot-area chart:style-name="ch5" table:cell-range-address="'Four Clients'.A2:'Four Clients'.C8" chart:data-source-has-labels="both" svg:x="1.331cm" svg:y="2.318cm" svg:width="11.256cm" svg:height="5.521cm">
          <chartooo:coordinate-region svg:x="1.767cm" svg:y="2.517cm" svg:width="10.54cm" svg:height="4.675cm"/>
          <chart:axis chart:dimension="x" chart:name="primary-x" chart:style-name="ch6" chartooo:axis-type="auto">
            <chartooo:date-scale/>
            <chart:title svg:x="6.227cm" svg:y="8.019cm" chart:style-name="ch7">
              <text:p>Data size</text:p>
            </chart:title>
            <chart:categories table:cell-range-address="'Four Clients'.A3:'Four Clients'.A8"/>
          </chart:axis>
          <chart:axis chart:dimension="y" chart:name="primary-y" chart:style-name="ch6">
            <chart:title svg:x="0.451cm" svg:y="6.352cm" chart:style-name="ch8">
              <text:p>Time in seconds</text:p>
            </chart:title>
            <chart:grid chart:style-name="ch9" chart:class="major"/>
          </chart:axis>
          <chart:series chart:style-name="ch10" chart:values-cell-range-address="'Four Clients'.B3:'Four Clients'.B8" chart:label-cell-address="'Four Clients'.B2:'Four Clients'.B2" chart:class="chart:line">
            <chart:data-point chart:repeated="6"/>
          </chart:series>
          <chart:series chart:style-name="ch11" chart:values-cell-range-address="'Four Clients'.C3:'Four Clients'.C8" chart:label-cell-address="'Four Clients'.C2:'Four Clients'.C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CDDS</text:p>
                <draw:g>
                  <svg:desc>'Four Clients'.B2:'Four Clients'.B2</svg:desc>
                </draw:g>
              </table:table-cell>
              <table:table-cell office:value-type="string">
                <text:p>Thrift</text:p>
                <draw:g>
                  <svg:desc>'Four Clients'.C2:'Four Clients'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our Clients'.A3:'Four Clients'.A8</svg:desc>
                </draw:g>
              </table:table-cell>
              <table:table-cell office:value-type="float" office:value="5.78403">
                <text:p>5.78403</text:p>
                <draw:g>
                  <svg:desc>'Four Clients'.B3:'Four Clients'.B8</svg:desc>
                </draw:g>
              </table:table-cell>
              <table:table-cell office:value-type="float" office:value="3.99921">
                <text:p>3.99921</text:p>
                <draw:g>
                  <svg:desc>'Four Clients'.C3:'Four Clients'.C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.93076">
                <text:p>5.93076</text:p>
              </table:table-cell>
              <table:table-cell office:value-type="float" office:value="4.71706">
                <text:p>4.7170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46829">
                <text:p>6.46829</text:p>
              </table:table-cell>
              <table:table-cell office:value-type="float" office:value="5.34181">
                <text:p>5.341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.11493">
                <text:p>7.11493</text:p>
              </table:table-cell>
              <table:table-cell office:value-type="float" office:value="5.52813">
                <text:p>5.528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.10632">
                <text:p>8.10632</text:p>
              </table:table-cell>
              <table:table-cell office:value-type="float" office:value="6.2469">
                <text:p>6.24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.14981">
                <text:p>8.14981</text:p>
              </table:table-cell>
              <table:table-cell office:value-type="float" office:value="7.01826">
                <text:p>7.01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